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66ff" draw:textarea-horizontal-align="justify" draw:textarea-vertical-align="middle" draw:auto-grow-height="false" fo:min-height="0.559cm" fo:min-width="1.2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33cm"/>
    </style:style>
    <style:style style:name="gr4" style:family="graphic" style:parent-style-name="standard">
      <style:graphic-properties draw:fill-color="#6600cc" draw:textarea-horizontal-align="justify" draw:textarea-vertical-align="middle" draw:auto-grow-height="false" fo:min-height="0.639cm" fo:min-width="0.8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1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99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6600cc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color="#ff3333" style:font-name="Times New Roman" fo:font-size="24pt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3333" style:font-name="Times New Roman" fo:font-size="24pt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3333" style:font-name="Times New Roman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143cm" svg:x="9.382cm" svg:y="2.905cm">
          <text:p text:style-name="P1"><text:span text:style-name="T1">G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54cm" svg:y1="3.881cm" svg:x2="6.524cm" svg:y2="5.191cm" draw:start-shape="id1" draw:start-glue-point="7" svg:d="M9754 3881l-3230 1310" svg:viewBox="0 0 3231 1311">
          <text:p/>
        </draw:connector>
        <draw:connector draw:style-name="gr2" draw:text-style-name="P3" draw:layer="layout" draw:type="line" svg:x1="10.652cm" svg:y1="4.048cm" svg:x2="10.624cm" svg:y2="5.191cm" draw:start-shape="id1" draw:start-glue-point="8" svg:d="M10652 4048l-28 1143" svg:viewBox="0 0 29 1144">
          <text:p/>
        </draw:connector>
        <draw:connector draw:style-name="gr2" draw:text-style-name="P3" draw:layer="layout" draw:type="line" svg:x1="11.55cm" svg:y1="3.881cm" svg:x2="14.724cm" svg:y2="5.191cm" draw:start-shape="id1" draw:start-glue-point="9" svg:d="M11550 3881l3174 1310" svg:viewBox="0 0 3175 1311">
          <text:p/>
        </draw:connector>
        <draw:frame draw:style-name="gr3" draw:text-style-name="P4" draw:layer="layout" svg:width="1.433cm" svg:height="0.696cm" svg:x="12.503cm" svg:y="3.806cm">
          <draw:text-box>
            <text:p><text:span text:style-name="T2">O</text:span></text:p>
          </draw:text-box>
        </draw:frame>
        <draw:frame draw:style-name="gr3" draw:text-style-name="P4" draw:layer="layout" svg:width="1.433cm" svg:height="0.696cm" svg:x="10.504cm" svg:y="4.206cm">
          <draw:text-box>
            <text:p><text:span text:style-name="T2">F</text:span></text:p>
          </draw:text-box>
        </draw:frame>
        <draw:frame draw:style-name="gr3" draw:text-style-name="P4" draw:layer="layout" svg:width="1.433cm" svg:height="0.696cm" svg:x="7.731cm" svg:y="3.921cm">
          <draw:text-box>
            <text:p><text:span text:style-name="T2">M</text:span></text:p>
          </draw:text-box>
        </draw:frame>
        <draw:custom-shape draw:style-name="gr1" draw:text-style-name="P2" xml:id="id2" draw:id="id2" draw:layer="layout" svg:width="2.54cm" svg:height="1.143cm" svg:x="5.283cm" svg:y="5.114cm">
          <text:p text:style-name="P1"><text:span text:style-name="T1">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1.397cm" svg:height="0.889cm" svg:x="3.413cm" svg:y="7.096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1.397cm" svg:height="0.889cm" svg:x="8.62cm" svg:y="7.096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655cm" svg:y1="6.09cm" svg:x2="4.111cm" svg:y2="7.096cm" draw:start-shape="id2" draw:start-glue-point="7" draw:end-shape="id3" draw:end-glue-point="0" svg:d="M5655 6090l-1544 1006" svg:viewBox="0 0 1545 1007">
          <text:p/>
        </draw:connector>
        <draw:connector draw:style-name="gr2" draw:text-style-name="P3" draw:layer="layout" draw:type="line" svg:x1="6.553cm" svg:y1="6.257cm" svg:x2="6.546cm" svg:y2="7.091cm" draw:start-shape="id2" draw:start-glue-point="8" svg:d="M6553 6257l-7 834" svg:viewBox="0 0 8 835">
          <text:p/>
        </draw:connector>
        <draw:connector draw:style-name="gr2" draw:text-style-name="P3" draw:layer="layout" draw:type="line" svg:x1="7.451cm" svg:y1="6.09cm" svg:x2="9.318cm" svg:y2="7.096cm" draw:start-shape="id2" draw:start-glue-point="9" draw:end-shape="id4" draw:end-glue-point="0" svg:d="M7451 6090l1867 1006" svg:viewBox="0 0 1868 1007">
          <text:p/>
        </draw:connector>
        <draw:frame draw:style-name="gr5" draw:text-style-name="P4" draw:layer="layout" svg:width="1.666cm" svg:height="0.696cm" svg:x="3.413cm" svg:y="6.08cm">
          <draw:text-box>
            <text:p><text:span text:style-name="T2">young</text:span></text:p>
          </draw:text-box>
        </draw:frame>
        <draw:frame draw:style-name="gr3" draw:text-style-name="P4" draw:layer="layout" svg:width="1.433cm" svg:height="0.696cm" svg:x="8.112cm" svg:y="6.08cm">
          <draw:text-box>
            <text:p><text:span text:style-name="T2">old</text:span></text:p>
          </draw:text-box>
        </draw:frame>
        <draw:frame draw:style-name="gr6" draw:text-style-name="P4" draw:layer="layout" svg:width="1.899cm" svg:height="0.696cm" svg:x="5.596cm" svg:y="6.346cm">
          <draw:text-box>
            <text:p><text:span text:style-name="T2">middle</text:span></text:p>
          </draw:text-box>
        </draw:frame>
        <draw:custom-shape draw:style-name="gr1" draw:text-style-name="P2" xml:id="id5" draw:id="id5" draw:layer="layout" svg:width="2.54cm" svg:height="1.143cm" svg:x="5.284cm" svg:y="7.014cm">
          <text:p text:style-name="P1"><text:span text:style-name="T1">Maj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1.397cm" svg:height="0.889cm" svg:x="7.985cm" svg:y="9.195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1.397cm" svg:height="0.889cm" svg:x="5.853cm" svg:y="9.196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554cm" svg:y1="8.157cm" svg:x2="6.551cm" svg:y2="9.196cm" draw:start-shape="id5" draw:start-glue-point="8" draw:end-shape="id6" draw:end-glue-point="0" svg:d="M6554 8157l-3 1039" svg:viewBox="0 0 4 1040">
          <text:p/>
        </draw:connector>
        <draw:connector draw:style-name="gr2" draw:text-style-name="P3" draw:layer="layout" draw:type="line" svg:x1="7.452cm" svg:y1="7.99cm" svg:x2="8.683cm" svg:y2="9.195cm" draw:start-shape="id5" draw:start-glue-point="9" draw:end-shape="id7" draw:end-glue-point="0" svg:d="M7452 7990l1231 1205" svg:viewBox="0 0 1232 1206">
          <text:p/>
        </draw:connector>
        <draw:frame draw:style-name="gr7" draw:text-style-name="P7" xml:id="id8" draw:id="id8" draw:layer="layout" svg:width="0.889cm" svg:height="1.187cm" svg:x="4.175cm" svg:y="9.001cm">
          <draw:text-box>
            <text:p text:style-name="P6"><text:span text:style-name="T3">?</text:span></text:p>
          </draw:text-box>
        </draw:frame>
        <draw:frame draw:style-name="gr3" draw:text-style-name="P4" draw:layer="layout" svg:width="1.433cm" svg:height="0.696cm" svg:x="8.113cm" svg:y="8.38cm">
          <draw:text-box>
            <text:p><text:span text:style-name="T2">CPSC</text:span></text:p>
          </draw:text-box>
        </draw:frame>
        <draw:frame draw:style-name="gr3" draw:text-style-name="P4" draw:layer="layout" svg:width="1.433cm" svg:height="0.696cm" svg:x="5.841cm" svg:y="8.38cm">
          <draw:text-box>
            <text:p><text:span text:style-name="T2">MATH</text:span></text:p>
          </draw:text-box>
        </draw:frame>
        <draw:connector draw:style-name="gr2" draw:text-style-name="P3" draw:layer="layout" draw:type="line" svg:x1="5.656cm" svg:y1="7.99cm" svg:x2="4.619cm" svg:y2="9.001cm" draw:start-shape="id5" draw:start-glue-point="7" draw:end-shape="id8" svg:d="M5656 7990l-1037 1011" svg:viewBox="0 0 1038 1012">
          <text:p/>
        </draw:connector>
        <draw:frame draw:style-name="gr3" draw:text-style-name="P4" draw:layer="layout" svg:width="1.433cm" svg:height="0.696cm" svg:x="3.514cm" svg:y="8.38cm">
          <draw:text-box>
            <text:p><text:span text:style-name="T2">PSY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20:21:35.786306681</meta:creation-date>
    <dc:date>2019-12-04T14:54:03.977736068</dc:date>
    <meta:editing-duration>PT39M23S</meta:editing-duration>
    <meta:editing-cycles>7</meta:editing-cycles>
    <meta:generator>LibreOffice/6.0.7.3$Linux_X86_64 LibreOffice_project/00m0$Build-3</meta:generator>
    <meta:document-statistic meta:object-count="26"/>
  </office:meta>
</office:document-meta>
</file>